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bb1f6" officeooo:paragraph-rsid="001bb1f6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254248" officeooo:paragraph-rsid="00254248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234a84" officeooo:paragraph-rsid="00254248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266875" officeooo:paragraph-rsid="00254248"/>
    </style:style>
    <style:style style:name="P7" style:family="paragraph" style:parent-style-name="Text_20_body">
      <style:text-properties officeooo:rsid="00460246" officeooo:paragraph-rsid="00460246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1bb1f6" officeooo:paragraph-rsid="001bb1f6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1247c4" officeooo:paragraph-rsid="001bb1f6"/>
    </style:style>
    <style:style style:name="P10" style:family="paragraph" style:parent-style-name="enonce" style:list-style-name="Numbering_20_1">
      <style:paragraph-properties fo:text-align="justify" style:justify-single-word="false"/>
      <style:text-properties officeooo:rsid="003f96a1" officeooo:paragraph-rsid="003f96a1"/>
    </style:style>
    <style:style style:name="P11" style:family="paragraph" style:parent-style-name="enonce" style:list-style-name="Numbering_20_1">
      <style:paragraph-properties fo:text-align="justify" style:justify-single-word="false"/>
      <style:text-properties officeooo:rsid="003f96a1" officeooo:paragraph-rsid="00224933"/>
    </style:style>
    <style:style style:name="P12" style:family="paragraph" style:parent-style-name="enonce" style:list-style-name="">
      <style:paragraph-properties fo:text-align="justify" style:justify-single-word="false"/>
      <style:text-properties officeooo:rsid="003f96a1" officeooo:paragraph-rsid="003f96a1"/>
    </style:style>
    <style:style style:name="P13" style:family="paragraph" style:parent-style-name="enonce">
      <style:paragraph-properties fo:text-align="justify" style:justify-single-word="false"/>
      <style:text-properties officeooo:rsid="00296557" officeooo:paragraph-rsid="00306965"/>
    </style:style>
    <style:style style:name="P14" style:family="paragraph" style:parent-style-name="enonce" style:list-style-name="">
      <style:paragraph-properties fo:text-align="justify" style:justify-single-word="false"/>
      <style:text-properties officeooo:paragraph-rsid="003f96a1"/>
    </style:style>
    <style:style style:name="P15" style:family="paragraph" style:parent-style-name="enonce" style:list-style-name="Numbering_20_1">
      <style:paragraph-properties fo:text-align="justify" style:justify-single-word="false"/>
      <style:text-properties officeooo:paragraph-rsid="0041fbd9"/>
    </style:style>
    <style:style style:name="P16" style:family="paragraph" style:parent-style-name="enonce" style:list-style-name="Numbering_20_1">
      <style:paragraph-properties fo:text-align="justify" style:justify-single-word="false"/>
      <style:text-properties officeooo:paragraph-rsid="00460246"/>
    </style:style>
    <style:style style:name="P17" style:family="paragraph" style:parent-style-name="enonce" style:list-style-name="Numbering_20_1">
      <style:paragraph-properties fo:text-align="justify" style:justify-single-word="false"/>
      <style:text-properties officeooo:rsid="00414b2b" officeooo:paragraph-rsid="00414b2b"/>
    </style:style>
    <style:style style:name="P18" style:family="paragraph" style:parent-style-name="enonce" style:list-style-name="Numbering_20_1">
      <style:paragraph-properties fo:text-align="justify" style:justify-single-word="false"/>
      <style:text-properties officeooo:rsid="00414b2b" officeooo:paragraph-rsid="00460246"/>
    </style:style>
    <style:style style:name="P19" style:family="paragraph" style:parent-style-name="enonce" style:list-style-name="Numbering_20_1">
      <style:paragraph-properties fo:text-align="justify" style:justify-single-word="false"/>
      <style:text-properties officeooo:rsid="0041fbd9" officeooo:paragraph-rsid="0041fbd9"/>
    </style:style>
    <style:style style:name="P20" style:family="paragraph" style:parent-style-name="enonce" style:list-style-name="Numbering_20_1">
      <style:paragraph-properties fo:text-align="justify" style:justify-single-word="false"/>
      <style:text-properties officeooo:rsid="0044d134" officeooo:paragraph-rsid="0044d134"/>
    </style:style>
    <style:style style:name="P21" style:family="paragraph" style:parent-style-name="enonce" style:list-style-name="Numbering_20_1">
      <style:paragraph-properties fo:text-align="justify" style:justify-single-word="false"/>
      <style:text-properties officeooo:rsid="0044d134" officeooo:paragraph-rsid="00414b2b"/>
    </style:style>
    <style:style style:name="P22" style:family="paragraph" style:parent-style-name="enonce" style:list-style-name="Numbering_20_1">
      <style:paragraph-properties fo:text-align="justify" style:justify-single-word="false"/>
      <style:text-properties officeooo:rsid="0044d134" officeooo:paragraph-rsid="0044f531"/>
    </style:style>
    <style:style style:name="P23" style:family="paragraph" style:parent-style-name="enonce" style:list-style-name="Numbering_20_1">
      <style:paragraph-properties fo:text-align="justify" style:justify-single-word="false"/>
      <style:text-properties officeooo:rsid="0044f531" officeooo:paragraph-rsid="0044f531"/>
    </style:style>
    <style:style style:name="P24" style:family="paragraph" style:parent-style-name="enonce" style:list-style-name="Numbering_20_1">
      <style:paragraph-properties fo:text-align="justify" style:justify-single-word="false"/>
      <style:text-properties officeooo:rsid="0044a7ee" officeooo:paragraph-rsid="00460246"/>
    </style:style>
    <style:style style:name="P25" style:family="paragraph" style:parent-style-name="Heading_20_3">
      <style:text-properties officeooo:rsid="000b90e5" officeooo:paragraph-rsid="002ebdad"/>
    </style:style>
    <style:style style:name="T1" style:family="text">
      <style:text-properties officeooo:rsid="00099717"/>
    </style:style>
    <style:style style:name="T2" style:family="text">
      <style:text-properties officeooo:rsid="001bb1f6"/>
    </style:style>
    <style:style style:name="T3" style:family="text">
      <style:text-properties officeooo:rsid="001c841d"/>
    </style:style>
    <style:style style:name="T4" style:family="text">
      <style:text-properties fo:color="#ff0000" fo:font-weight="bold" style:font-size-asian="10.5pt" style:font-weight-asian="bold" style:font-weight-complex="bold"/>
    </style:style>
    <style:style style:name="T5" style:family="text">
      <style:text-properties officeooo:rsid="002cec66"/>
    </style:style>
    <style:style style:name="T6" style:family="text">
      <style:text-properties officeooo:rsid="003de6dc"/>
    </style:style>
    <style:style style:name="T7" style:family="text">
      <style:text-properties officeooo:rsid="0041fbd9"/>
    </style:style>
    <style:style style:name="T8" style:family="text">
      <style:text-properties officeooo:rsid="0043463f"/>
    </style:style>
    <style:style style:name="T9" style:family="text">
      <style:text-properties officeooo:rsid="0044a7ee"/>
    </style:style>
    <style:style style:name="T10" style:family="text">
      <style:text-properties officeooo:rsid="0047adf7"/>
    </style:style>
    <style:style style:name="T11" style:family="text">
      <style:text-properties officeooo:rsid="00494e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ôle continu, <text:span text:style-name="T6">Master 1 MIASHS, 20 novembre </text:span>201<text:span text:style-name="T1">5, 1h 25 minutes</text:span></text:p>
      <text:p text:style-name="P1"/>
      <text:p text:style-name="P1">Prénom, nom :</text:p>
      <text:p text:style-name="P1"/>
      <text:p text:style-name="P3">À faire :</text:p>
      <text:list xml:id="list6982572107749448215" text:style-name="L1">
        <text:list-item>
          <text:p text:style-name="P8">dans le nom de ce fichier, vous changez Prenom et Nom par votre prénom et votre nom ;</text:p>
        </text:list-item>
        <text:list-item>
          <text:p text:style-name="P9"><text:span text:style-name="T2">v</text:span>ous répondez dans ce fichier ; <text:span text:style-name="T5">vos réponses s'affichent en noir.</text:span></text:p>
        </text:list-item>
        <text:list-item>
          <text:p text:style-name="P9"><text:span text:style-name="T2">à</text:span> l'issue du contrôle, vous envoyez le <text:span text:style-name="T4">pdf</text:span> de ce fichier à philippe.preux@univ-lille<text:span text:style-name="T3">3</text:span>.fr</text:p>
        </text:list-item>
      </text:list>
      <text:p text:style-name="Horizontal_20_Line"/>
      <text:list xml:id="list9158244423493823129" text:style-name="Numbering_20_1">
        <text:list-header>
          <text:p text:style-name="P10"/>
          <text:p text:style-name="P13"/>
        </text:list-header>
      </text:list>
      <text:h text:style-name="P25" text:outline-level="3">Exercice 1</text:h>
      <text:list xml:id="list173024033157687" text:continue-numbering="true" text:style-name="Numbering_20_1">
        <text:list-header>
          <text:p text:style-name="P10">Chargez le fichier se trouvant à l'url</text:p>
          <text:list>
            <text:list-header>
              <text:p text:style-name="P10"><text:a xlink:type="simple" xlink:href="http://www.grappa.univ-lille3.fr/~ppreux/ensg/miashs/m1/tps/cc/seeds.csv">http://www.grappa.univ-lille3.fr/~ppreux/ensg/miashs/m1/tps/cc/</text:a><text:a xlink:type="simple" xlink:href="http://www.grappa.univ-lille3.fr/~ppreux/ensg/miashs/m1/tps/cc/seeds.csv"><text:span text:style-name="T8">jd</text:span></text:a><text:a xlink:type="simple" xlink:href="http://www.grappa.univ-lille3.fr/~ppreux/ensg/miashs/m1/tps/cc/seeds.csv">.csv</text:a></text:p>
            </text:list-header>
          </text:list>
        </text:list-header>
      </text:list>
      <text:p text:style-name="P12">Le dernier attribut (la colonne portant le numéro le plus élevé) correspond à la classe de la donnée.</text:p>
      <text:p text:style-name="P12">Tous les autres attributs sont quantitatifs.</text:p>
      <text:p text:style-name="P14"/>
      <text:list xml:id="list173023252151579" text:continue-numbering="true" text:style-name="Numbering_20_1">
        <text:list-item>
          <text:p text:style-name="P11">comment faites-vous pour charger ce fichier dans R ?</text:p>
        </text:list-item>
      </text:list>
      <text:p text:style-name="Text_20_body"/>
      <text:list xml:id="list173022464653482" text:continue-numbering="true" text:style-name="Numbering_20_1">
        <text:list-item>
          <text:p text:style-name="P10">quelle commande R utilisez-vous pour connaître :</text:p>
          <text:p text:style-name="P10">le nombre de lignes ?</text:p>
        </text:list-item>
      </text:list>
      <text:p text:style-name="Text_20_body"/>
      <text:list xml:id="list173024292972423" text:continue-numbering="true" text:style-name="Numbering_20_1">
        <text:list-header>
          <text:p text:style-name="P10">le nombre de colonnes (attributs) ?</text:p>
        </text:list-header>
      </text:list>
      <text:p text:style-name="Text_20_body"/>
      <text:list xml:id="list173023768369790" text:continue-numbering="true" text:style-name="Numbering_20_1">
        <text:list-header>
          <text:p text:style-name="P10">le nom des attributs ?</text:p>
        </text:list-header>
      </text:list>
      <text:p text:style-name="Text_20_body"/>
      <text:p text:style-name="P4"/>
      <text:list xml:id="list173023688548846" text:continue-numbering="true" text:style-name="Numbering_20_1">
        <text:list-item>
          <text:p text:style-name="P10"/>
          <text:p text:style-name="P10">Combien y a-t-il de classes ?</text:p>
        </text:list-item>
      </text:list>
      <text:p text:style-name="Text_20_body"/>
      <text:list xml:id="list173024099982309" text:continue-numbering="true" text:style-name="Numbering_20_1">
        <text:list-header>
          <text:p text:style-name="P10">Quel est l'effectif de chacune des classes ?</text:p>
        </text:list-header>
      </text:list>
      <text:p text:style-name="Text_20_body"/>
      <text:list xml:id="list173023810401771" text:continue-numbering="true" text:style-name="Numbering_20_1">
        <text:list-item>
          <text:p text:style-name="P24">Comment déterminez-vous les données dont l'attribut <text:span text:style-name="T10">1</text:span> est supérieur à <text:span text:style-name="T11">1</text:span> et l<text:span text:style-name="T10">e deuxième </text:span>attribut est <text:span text:style-name="T10">positif et inférieur</text:span> à <text:span text:style-name="T10">0,001</text:span> ?</text:p>
        </text:list-item>
      </text:list>
      <text:p text:style-name="P7"/>
      <text:list xml:id="list173024164808293" text:continue-numbering="true" text:style-name="Numbering_20_1">
        <text:list-header>
          <text:p text:style-name="P16"><text:span text:style-name="T9">Comment faites-vous pour savoir combien il y en ?</text:span></text:p>
        </text:list-header>
      </text:list>
      <text:p text:style-name="Text_20_body"/>
      <text:list xml:id="list173022411727168" text:continue-numbering="true" text:style-name="Numbering_20_1">
        <text:list-item>
          <text:p text:style-name="P18">On veut réaliser un graphique <text:span text:style-name="T8">des données</text:span> en mettant chaque point en couleur correspondant à la classe de la donnée, sans oublier les légendes.</text:p>
          <text:p text:style-name="P17">Quelle(s) commande(s) tapez-vous pour créer ce graphique ?</text:p>
        </text:list-item>
      </text:list>
      <text:p text:style-name="Text_20_body"/>
      <text:list xml:id="list173022264099178" text:continue-numbering="true" text:style-name="Numbering_20_1">
        <text:list-header>
          <text:p text:style-name="P17">Comment faites-vous pour que le graphique soit mis dans un fichier au format png ?</text:p>
        </text:list-header>
      </text:list>
      <text:p text:style-name="Text_20_body"/>
      <text:list xml:id="list173023512425776" text:continue-numbering="true" text:style-name="Numbering_20_1">
        <text:list-header>
          <text:p text:style-name="P17">Insérez-le ci-dessous.</text:p>
        </text:list-header>
      </text:list>
      <text:p text:style-name="Text_20_body"/>
      <text:list xml:id="list173022935904160" text:continue-numbering="true" text:style-name="Numbering_20_1">
        <text:list-item>
          <text:p text:style-name="P19">On veut réaliser une segmentation de ce jeu de données. Quand vous effectuez cette <text:soft-page-break/>segmentation, vous utilisez tous les attributs sauf le dernier. Vous utilisez l'algorithme des k-moyennes.</text:p>
          <text:p text:style-name="P20">Comment déterminez-vous le nombre de groupes correct ?</text:p>
        </text:list-item>
      </text:list>
      <text:p text:style-name="Text_20_body"/>
      <text:list xml:id="list173022697898471" text:continue-numbering="true" text:style-name="Numbering_20_1">
        <text:list-header>
          <text:p text:style-name="P15"><text:span text:style-name="T7">On veut comparer le résultat de cette segmentation avec celle correspondant à la classe des données (le dernier attribut).</text:span></text:p>
          <text:p text:style-name="P19">Comment faites-vous cette comparaison graphiquement ?</text:p>
        </text:list-header>
      </text:list>
      <text:p text:style-name="Text_20_body"/>
      <text:list xml:id="list173023338118993" text:continue-numbering="true" text:style-name="Numbering_20_1">
        <text:list-header>
          <text:p text:style-name="P19">Comment faites-vous une table de confusion ?</text:p>
        </text:list-header>
      </text:list>
      <text:p text:style-name="Text_20_body"/>
      <text:p text:style-name="Text_20_body"/>
      <text:list xml:id="list173022382586543" text:continue-numbering="true" text:style-name="Numbering_20_1">
        <text:list-item>
          <text:p text:style-name="P21">Quand on regarde graphiquement le jeu de données, on peut aussi voir 4 ou 16 groupes. Avec k-moyennes, segmentez le jeu de données en 4 groupes. Le résultat est-il celui que vous attendez ?</text:p>
        </text:list-item>
      </text:list>
      <text:p text:style-name="Text_20_body"/>
      <text:list xml:id="list173023539502784" text:continue-numbering="true" text:style-name="Numbering_20_1">
        <text:list-header>
          <text:p text:style-name="P22">Avec k-moyennes, segmentez le jeu de données en 16 groupes. Le résultat est-il celui que vous attendez ?</text:p>
        </text:list-header>
      </text:list>
      <text:p text:style-name="Text_20_body"/>
      <text:list xml:id="list173023749385258" text:continue-numbering="true" text:style-name="Numbering_20_1">
        <text:list-item>
          <text:p text:style-name="P23">Même question en faisant une segmentation hiérarchique.</text:p>
        </text:list-item>
      </text:list>
      <text:p text:style-name="Text_20_body"/>
      <text:list xml:id="list173022392981388" text:continue-numbering="true" text:style-name="Numbering_20_1">
        <text:list-header>
          <text:p text:style-name="P23">L'une ou l'autre des méthodes semble-t-elle mieux retrouver les classes ?</text:p>
        </text:list-header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  <style:text-properties fo:color="#0000ff"/>
    </style:style>
    <style:style style:name="Numbering_20_1" style:display-name="Numbering 1" style:family="paragraph" style:parent-style-name="List" style:class="list" style:master-page-name="">
      <style:paragraph-properties fo:margin-left="0.635cm" fo:margin-right="0cm" fo:margin-top="0cm" fo:margin-bottom="0.212cm" style:contextual-spacing="false" fo:text-align="justify" style:justify-single-word="false" fo:text-indent="-0.635cm" style:auto-text-indent="false" style:page-number="auto"/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once" style:family="paragraph" style:parent-style-name="Text_20_body" style:list-style-name="Numbering_20_1" style:class="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ff" style:font-size-asian="10.5pt"/>
    </style:style>
    <style:style style:name="Numbering_20_Symbols" style:display-name="Numbering Symbols" style:family="text"/>
    <style:style style:name="User_20_Entry" style:display-name="User Entry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Question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preux </meta:initial-creator>
    <meta:creation-date>2013-01-06T16:02:36</meta:creation-date>
    <dc:date>2015-11-18T17:30:22.146995120</dc:date>
    <dc:creator>Philippe Preux</dc:creator>
    <meta:editing-duration>P13DT13H19M9S</meta:editing-duration>
    <meta:editing-cycles>73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376" meta:character-count="2297" meta:non-whitespace-character-count="1965"/>
  </office:meta>
</office:document-meta>
</file>